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uditor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</table:table>
      <table:table table:name="board"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</table:table>
      <table:table table:name="challenge">
        <table:table-row>
          <table:table-cell office:value-type="float" office:value="1">
            <text:p>1</text:p>
          </table:table-cell>
          <table:table-cell office:value-type="string">
            <text:p>CHHI</text:p>
          </table:table-cell>
          <table:table-cell office:value-type="string">
            <text:p>Challenge d'hiver</text:p>
          </table:table-cell>
          <table:table-cell office:value-type="date" office:date-value="2016-11-01T00:00:00" table:style-name="DateTimeCell">
            <text:p>2016-11-01 00:00:00</text:p>
          </table:table-cell>
          <table:table-cell office:value-type="date" office:date-value="2017-03-31T23:59:59" table:style-name="DateTimeCell">
            <text:p>2017-03-31 23:59:5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HET</text:p>
          </table:table-cell>
          <table:table-cell office:value-type="string">
            <text:p>Challenge d'été</text:p>
          </table:table-cell>
          <table:table-cell office:value-type="date" office:date-value="2017-05-01T00:00:00" table:style-name="DateTimeCell">
            <text:p>2017-05-01 00:00:00</text:p>
          </table:table-cell>
          <table:table-cell office:value-type="date" office:date-value="2017-09-30T23:59:59" table:style-name="DateTimeCell">
            <text:p>2017-09-30 23:59:59</text:p>
          </table:table-cell>
        </table:table-row>
      </table:table>
      <table:table table:name="club">
        <table:table-row>
          <table:table-cell office:value-type="float" office:value="1">
            <text:p>1</text:p>
          </table:table-cell>
          <table:table-cell office:value-type="string">
            <text:p>YC Val André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YC Le Legué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YC Saint Quay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YC Binic</text:p>
          </table:table-cell>
        </table:table-row>
      </table:table>
      <table:table table:name="committee">
        <table:table-row>
          <table:table-cell office:value-type="float" office:value="1">
            <text:p>1</text:p>
          </table:table-cell>
          <table:table-cell office:value-type="string">
            <text:p>Bretagn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ormandi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le de Franc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ays de la Loire</text:p>
          </table:table-cell>
        </table:table-row>
      </table:table>
      <table:table table:name="compete"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652">
            <text:p>336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569">
            <text:p>3456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90">
            <text:p>3569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5791">
            <text:p>3579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6594">
            <text:p>3659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599">
            <text:p>3659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123">
            <text:p>3712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0236">
            <text:p>4023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</table:table-row>
      </table:table>
      <table:table table:name="crew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</table:table>
      <table:table table:name="entrant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5451">
            <text:p>105451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5452">
            <text:p>105452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5453">
            <text:p>105453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5454">
            <text:p>105454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5455">
            <text:p>105455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5456">
            <text:p>105456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5457">
            <text:p>105457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5458">
            <text:p>105458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5459">
            <text:p>105459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5460">
            <text:p>105460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5461">
            <text:p>105461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5462">
            <text:p>105462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5463">
            <text:p>105463</text:p>
          </table:table-cell>
          <table:table-cell office:value-type="float" office:value="2017">
            <text:p>2017</text:p>
          </table:table-cell>
          <table:table-cell office:value-type="date" office:date-value="1980-04-01T00:00:00" table:style-name="DateTimeCell">
            <text:p>1980-04-01 00:00:00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5464">
            <text:p>105464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5465">
            <text:p>105465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5466">
            <text:p>105466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5467">
            <text:p>105467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468">
            <text:p>105468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5469">
            <text:p>105469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5470">
            <text:p>105470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5471">
            <text:p>105471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3">
            <text:p>2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5472">
            <text:p>105472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4">
            <text:p>2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5473">
            <text:p>105473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5474">
            <text:p>105474</text:p>
          </table:table-cell>
          <table:table-cell office:value-type="float" office:value="2017">
            <text:p>2017</text:p>
          </table:table-cell>
          <table:table-cell office:value-type="date" office:date-value="1985-08-23T00:00:00" table:style-name="DateTimeCell">
            <text:p>1985-08-23 00:00:00</text:p>
          </table:table-cell>
          <table:table-cell office:value-type="float" office:value="26">
            <text:p>26</text:p>
          </table:table-cell>
        </table:table-row>
      </table:table>
      <table:table table:name="jury">
        <table:table-row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</table:table>
      <table:table table:name="owner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</table:table>
      <table:table table:name="panel"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</table:table>
      <table:table table:name="person">
        <table:table-row>
          <table:table-cell office:value-type="float" office:value="1">
            <text:p>1</text:p>
          </table:table-cell>
          <table:table-cell office:value-type="string">
            <text:p>Marcel</text:p>
          </table:table-cell>
          <table:table-cell office:value-type="string">
            <text:p>Martin</text:p>
          </table:table-cell>
          <table:table-cell office:value-type="string">
            <text:p>marcel@martin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ierre</text:p>
          </table:table-cell>
          <table:table-cell office:value-type="string">
            <text:p>Letroc</text:p>
          </table:table-cell>
          <table:table-cell office:value-type="string">
            <text:p>pierre@letroc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ger</text:p>
          </table:table-cell>
          <table:table-cell office:value-type="string">
            <text:p>Le Jay</text:p>
          </table:table-cell>
          <table:table-cell office:value-type="string">
            <text:p>Roger@LeJay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ubert</text:p>
          </table:table-cell>
          <table:table-cell office:value-type="string">
            <text:p>de La Montagne</text:p>
          </table:table-cell>
          <table:table-cell office:value-type="string">
            <text:p>huber@deLaMontagne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tienne</text:p>
          </table:table-cell>
          <table:table-cell office:value-type="string">
            <text:p>LE Baux</text:p>
          </table:table-cell>
          <table:table-cell office:value-type="string">
            <text:p>Etienne@lebaux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milie</text:p>
          </table:table-cell>
          <table:table-cell office:value-type="string">
            <text:p>du Port</text:p>
          </table:table-cell>
          <table:table-cell office:value-type="string">
            <text:p>Emilie@duPor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rentin</text:p>
          </table:table-cell>
          <table:table-cell office:value-type="string">
            <text:p>Quintin</text:p>
          </table:table-cell>
          <table:table-cell office:value-type="string">
            <text:p>Corentin@Quintin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larisse</text:p>
          </table:table-cell>
          <table:table-cell office:value-type="string">
            <text:p>Le Fort</text:p>
          </table:table-cell>
          <table:table-cell office:value-type="string">
            <text:p>Clarisse@LeFor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élène</text:p>
          </table:table-cell>
          <table:table-cell office:value-type="string">
            <text:p>De Carquefou</text:p>
          </table:table-cell>
          <table:table-cell office:value-type="string">
            <text:p>Hélène@DeCarquefou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amille</text:p>
          </table:table-cell>
          <table:table-cell office:value-type="string">
            <text:p>Gicquel</text:p>
          </table:table-cell>
          <table:table-cell office:value-type="string">
            <text:p>Camille@Gicque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ené</text:p>
          </table:table-cell>
          <table:table-cell office:value-type="string">
            <text:p>La Poste</text:p>
          </table:table-cell>
          <table:table-cell office:value-type="string">
            <text:p>Rene@LaPoste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Rémy</text:p>
          </table:table-cell>
          <table:table-cell office:value-type="string">
            <text:p>Bellamy</text:p>
          </table:table-cell>
          <table:table-cell office:value-type="string">
            <text:p>Remy@Bellamy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ctor</text:p>
          </table:table-cell>
          <table:table-cell office:value-type="string">
            <text:p>Le Bel</text:p>
          </table:table-cell>
          <table:table-cell office:value-type="string">
            <text:p>Hector@LeBe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Marcel</text:p>
          </table:table-cell>
          <table:table-cell office:value-type="string">
            <text:p>le Hegarat</text:p>
          </table:table-cell>
          <table:table-cell office:value-type="string">
            <text:p>Marcel@leHegarat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atalie</text:p>
          </table:table-cell>
          <table:table-cell office:value-type="string">
            <text:p>Faur</text:p>
          </table:table-cell>
          <table:table-cell office:value-type="string">
            <text:p>Natalie@Faur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mel</text:p>
          </table:table-cell>
          <table:table-cell office:value-type="string">
            <text:p>Le Cléac’h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rmel</text:p>
          </table:table-cell>
          <table:table-cell office:value-type="string">
            <text:p>Le Cléac’h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lex</text:p>
          </table:table-cell>
          <table:table-cell office:value-type="string">
            <text:p>Thoms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Jérémie</text:p>
          </table:table-cell>
          <table:table-cell office:value-type="string">
            <text:p>Beyou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Jean-Pierre</text:p>
          </table:table-cell>
          <table:table-cell office:value-type="string">
            <text:p>Dick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Yann</text:p>
          </table:table-cell>
          <table:table-cell office:value-type="string">
            <text:p>Eliès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Jean</text:p>
          </table:table-cell>
          <table:table-cell office:value-type="string">
            <text:p>Le Cam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Louis</text:p>
          </table:table-cell>
          <table:table-cell office:value-type="string">
            <text:p>Burt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Nándor</text:p>
          </table:table-cell>
          <table:table-cell office:value-type="string">
            <text:p>Fa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Éric</text:p>
          </table:table-cell>
          <table:table-cell office:value-type="string">
            <text:p>Bellion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Arnaud</text:p>
          </table:table-cell>
          <table:table-cell office:value-type="string">
            <text:p>Boissières</text:p>
          </table:table-cell>
          <table:table-cell office:value-type="string">
            <text:p>emil@emil.fr</text:p>
          </table:table-cell>
          <table:table-cell office:value-type="string">
            <text:p>abc</text:p>
          </table:table-cell>
        </table:table-row>
      </table:table>
      <table:table table:name="regatta">
        <table:table-row>
          <table:table-cell office:value-type="float" office:value="3">
            <text:p>3</text:p>
          </table:table-cell>
          <table:table-cell office:value-type="string">
            <text:p>CHHI-2-1</text:p>
          </table:table-cell>
          <table:table-cell office:value-type="string">
            <text:p>Les régates de la baie de Saint Brieuc</text:p>
          </table:table-cell>
          <table:table-cell office:value-type="date" office:date-value="2017-02-15T09:00:00" table:style-name="DateTimeCell">
            <text:p>2017-02-15 09:00: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HHI-2-2</text:p>
          </table:table-cell>
          <table:table-cell office:value-type="string">
            <text:p>La baie en fête</text:p>
          </table:table-cell>
          <table:table-cell office:value-type="date" office:date-value="2017-02-22T00:00:00" table:style-name="DateTimeCell">
            <text:p>2017-02-22 00:00: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T-6-3</text:p>
          </table:table-cell>
          <table:table-cell office:value-type="string">
            <text:p>La régate du soleil</text:p>
          </table:table-cell>
          <table:table-cell office:value-type="date" office:date-value="2017-06-02T00:00:00" table:style-name="DateTimeCell">
            <text:p>2017-06-02 00:00: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HET-7-3</text:p>
          </table:table-cell>
          <table:table-cell office:value-type="string">
            <text:p>La régate de la nuit</text:p>
          </table:table-cell>
          <table:table-cell office:value-type="date" office:date-value="2017-07-13T00:00:00" table:style-name="DateTimeCell">
            <text:p>2017-07-13 00:00: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</table:table-row>
      </table:table>
      <table:table table:name="report">
        <table:table-row>
          <table:table-cell office:value-type="float" office:value="1">
            <text:p>1</text:p>
          </table:table-cell>
          <table:table-cell office:value-type="string">
            <text:p>DNC</text:p>
          </table:table-cell>
          <table:table-cell office:value-type="string">
            <text:p>N’a pas pris le départ (n’est pas venu sur la zone de course)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NS</text:p>
          </table:table-cell>
          <table:table-cell office:value-type="string">
            <text:p>N’a pas pris le départ dans les temp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OCS</text:p>
          </table:table-cell>
          <table:table-cell office:value-type="string">
            <text:p>Départ prématuré sous pavillon P ou I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ZFP</text:p>
          </table:table-cell>
          <table:table-cell office:value-type="string">
            <text:p>Départ prématuré, pénalité de 20
% (départ sous pavillon Z)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FD</text:p>
          </table:table-cell>
          <table:table-cell office:value-type="string">
            <text:p>Départ prématuré sous pavillon noir = disqualifié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DNF</text:p>
          </table:table-cell>
          <table:table-cell office:value-type="string">
            <text:p>N’a pas fini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RAF</text:p>
          </table:table-cell>
          <table:table-cell office:value-type="string">
            <text:p>A abandonné après avoir fini (pour les gens fair-play)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SQ</text:p>
          </table:table-cell>
          <table:table-cell office:value-type="string">
            <text:p>Disqualification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DNE</text:p>
          </table:table-cell>
          <table:table-cell office:value-type="string">
            <text:p>Disqualification qui ne peut être retirée (faute grave genre tricherie)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GM</text:p>
          </table:table-cell>
          <table:table-cell office:value-type="string">
            <text:p>Disqualification qui ne peut être retirée (faute grave genre tricherie)</text:p>
          </table:table-cell>
        </table:table-row>
      </table:table>
      <table:table table:name="sailboat"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478">
            <text:p>14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</table:table>
      <table:table table:name="sbclass">
        <table:table-row>
          <table:table-cell office:value-type="float" office:value="1">
            <text:p>1</text:p>
          </table:table-cell>
          <table:table-cell office:value-type="string">
            <text:p>Cors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rpris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8 mèt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raud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Figar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ying Fift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ol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t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em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Yngl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secretary">
        <table:table-row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</table:table>
      <table:table table:name="serie">
        <table:table-row>
          <table:table-cell office:value-type="float" office:value="1">
            <text:p>1</text:p>
          </table:table-cell>
          <table:table-cell office:value-type="string">
            <text:p>Habitabl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illards de sport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4.1deb2ubuntu2</meta:generator>
    <meta:initial-creator>phpMyAdmin 4.5.4.1deb2ubuntu2</meta:initial-creator>
    <meta:creation-date>2017-03-02T16:18:06</meta:creation-date>
  </office:meta>
</office:document-meta>
</file>